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4.55cm" fo:min-width="18.5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45cm" fo:min-width="2.4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.65cm" fo:min-width="7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18.55cm" fo:min-width="18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5.55cm" fo:min-width="12.9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3.25cm" fo:min-width="9.6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4.05cm" fo:min-width="18.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65cm" fo:min-width="0.6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1.45cm" fo:min-width="12.7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65cm" fo:min-width="5.6cm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18.6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2.45cm" fo:min-width="17.8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1.65cm" fo:min-width="1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3.05cm" fo:min-width="17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0.65cm" fo:min-width="11.1cm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0.65cm" fo:min-width="11.3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3.95cm" fo:min-width="17.1cm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1.25cm" fo:min-width="16.1cm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95cm" fo:min-width="15.9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3.05cm" fo:min-width="8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65cm" fo:min-width="5.134cm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0.65cm" fo:min-width="5.231cm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3.95cm" fo:min-width="8.4cm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25cm" fo:min-width="7.894cm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95cm" fo:min-width="7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1.05cm" fo:min-width="16.7cm"/>
    </style:style>
    <style:style style:name="gr32" style:family="graphic" style:parent-style-name="standard">
      <style:graphic-properties draw:opacity="0%" draw:textarea-horizontal-align="justify" draw:textarea-vertical-align="middle" draw:auto-grow-height="false" fo:min-height="1.25cm" fo:min-width="12.5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8.65cm" fo:min-width="17.3cm"/>
    </style:style>
    <style:style style:name="gr34" style:family="graphic" style:parent-style-name="standard">
      <style:graphic-properties draw:opacity="0%" draw:textarea-horizontal-align="justify" draw:textarea-vertical-align="middle" draw:auto-grow-height="false" fo:min-height="2.85cm" fo:min-width="15.6cm"/>
    </style:style>
    <style:style style:name="gr35" style:family="graphic" style:parent-style-name="standard">
      <style:graphic-properties draw:opacity="0%" draw:textarea-horizontal-align="justify" draw:textarea-vertical-align="middle" draw:auto-grow-height="false" fo:min-height="1.45cm" fo:min-width="10.2cm"/>
    </style:style>
    <style:style style:name="gr36" style:family="graphic" style:parent-style-name="standard">
      <style:graphic-properties draw:opacity="0%" draw:textarea-horizontal-align="justify" draw:textarea-vertical-align="middle" draw:auto-grow-height="false" fo:min-height="0.75cm" fo:min-width="15.5cm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1.55cm" fo:min-width="16.2cm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0.85cm" fo:min-width="4.1cm"/>
    </style:style>
    <style:style style:name="gr39" style:family="graphic" style:parent-style-name="standard">
      <style:graphic-properties draw:opacity="0%" draw:textarea-horizontal-align="justify" draw:textarea-vertical-align="middle" draw:auto-grow-height="false" fo:min-height="2.85cm" fo:min-width="4.5cm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1.45cm" fo:min-width="2.823cm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0.75cm" fo:min-width="8.889cm"/>
    </style:style>
    <style:style style:name="gr42" style:family="graphic" style:parent-style-name="standard">
      <style:graphic-properties draw:opacity="0%" draw:textarea-horizontal-align="justify" draw:textarea-vertical-align="middle" draw:auto-grow-height="false" fo:min-height="1.55cm" fo:min-width="9.3cm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0.85cm" fo:min-width="2.2cm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1.95cm" fo:min-width="16.7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7.45cm" fo:min-width="16.5cm"/>
    </style:style>
    <style:style style:name="gr46" style:family="graphic" style:parent-style-name="standard">
      <style:graphic-properties draw:opacity="0%" draw:textarea-horizontal-align="justify" draw:textarea-vertical-align="middle" draw:auto-grow-height="false" fo:min-height="2.85cm" fo:min-width="4.9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5" draw:text-style-name="P1" draw:layer="layout" svg:width="19cm" svg:height="18.8cm" svg:x="1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14cm" svg:height="1.673cm" svg:x="1.9cm" svg:y="6.4cm">
          <draw:text-box>
            <text:p>Section</text:p>
            <text:p/>
          </draw:text-box>
        </draw:frame>
        <draw:frame draw:style-name="gr7" draw:text-style-name="P3" draw:layer="layout" svg:width="4.799cm" svg:height="0.962cm" svg:x="6cm" svg:y="9.1cm">
          <draw:text-box>
            <text:p>Full screen img</text:p>
          </draw:text-box>
        </draw:frame>
        <draw:custom-shape draw:style-name="gr8" draw:text-style-name="P1" draw:layer="layout" svg:width="13.4cm" svg:height="5.8cm" svg:x="4.3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cm" svg:height="3.5cm" svg:x="2.4cm" svg:y="16.6cm">
          <text:p text:style-name="P2">H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2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5" draw:text-style-name="P1" draw:layer="layout" svg:width="19cm" svg:height="18.8cm" svg:x="1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14cm" svg:height="1.673cm" svg:x="1.9cm" svg:y="6.4cm">
          <draw:text-box>
            <text:p>Section</text:p>
            <text:p/>
          </draw:text-box>
        </draw:frame>
        <draw:frame draw:style-name="gr7" draw:text-style-name="P3" draw:layer="layout" svg:width="4.799cm" svg:height="0.962cm" svg:x="6cm" svg:y="9.1cm">
          <draw:text-box>
            <text:p>Full screen img</text:p>
          </draw:text-box>
        </draw:frame>
        <draw:custom-shape draw:style-name="gr8" draw:text-style-name="P1" draw:layer="layout" svg:width="13.4cm" svg:height="5.8cm" svg:x="4.3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cm" svg:height="3.5cm" svg:x="2.4cm" svg:y="16.6cm">
          <text:p text:style-name="P2">H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1.6cm" svg:y="26.3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14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3.2cm" svg:y="26.3cm">
          <text:p text:style-name="P2">I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1cm" svg:height="1.9cm" svg:x="2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5" draw:text-style-name="P1" draw:layer="layout" svg:width="19cm" svg:height="18.8cm" svg:x="1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14cm" svg:height="1.673cm" svg:x="1.9cm" svg:y="6.4cm">
          <draw:text-box>
            <text:p>Section</text:p>
            <text:p/>
          </draw:text-box>
        </draw:frame>
        <draw:frame draw:style-name="gr7" draw:text-style-name="P3" draw:layer="layout" svg:width="4.799cm" svg:height="0.962cm" svg:x="6cm" svg:y="9.1cm">
          <draw:text-box>
            <text:p>Full screen img</text:p>
          </draw:text-box>
        </draw:frame>
        <draw:custom-shape draw:style-name="gr8" draw:text-style-name="P1" draw:layer="layout" svg:width="13.4cm" svg:height="5.8cm" svg:x="4.3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1cm" svg:height="3.5cm" svg:x="2.4cm" svg:y="16.6cm">
          <text:p text:style-name="P2">H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1.6cm" svg:y="26.3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14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3.2cm" svg:y="26.3cm">
          <text:p text:style-name="P2">I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3cm" svg:height="2.7cm" svg:x="1.5cm" svg:y="6.9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1.9cm" svg:x="1cm" svg:y="5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509cm" svg:height="0.962cm" svg:x="2cm" svg:y="6.4cm">
          <draw:text-box>
            <text:p>section</text:p>
          </draw:text-box>
        </draw:frame>
        <draw:custom-shape draw:style-name="gr18" draw:text-style-name="P1" draw:layer="layout" svg:width="17.5cm" svg:height="3.3cm" svg:x="1.6cm" svg:y="9.9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.6cm" svg:height="0.9cm" svg:x="4.5cm" svg:y="10.8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.8cm" svg:height="0.9cm" svg:x="4.4cm" svg:y="12cm">
          <text:p text:style-name="P2">figcaption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7.6cm" svg:height="4.2cm" svg:x="1.7cm" svg:y="13.4cm">
          <text:p text:style-name="P2">Article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6.6cm" svg:height="1.5cm" svg:x="2.4cm" svg:y="14.1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.4cm" svg:height="1.2cm" svg:x="2.4cm" svg:y="15.9cm">
          <text:p text:style-name="P2">p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3cm" svg:height="2.7cm" svg:x="1.5cm" svg:y="6.9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1.9cm" svg:x="1cm" svg:y="5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509cm" svg:height="0.962cm" svg:x="2cm" svg:y="6.4cm">
          <draw:text-box>
            <text:p>section</text:p>
          </draw:text-box>
        </draw:frame>
        <draw:custom-shape draw:style-name="gr24" draw:text-style-name="P1" draw:layer="layout" svg:width="8.5cm" svg:height="3.3cm" svg:x="1.6cm" svg:y="9.9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634cm" svg:height="0.9cm" svg:x="3.009cm" svg:y="10.8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31cm" svg:height="0.9cm" svg:x="2.96cm" svg:y="12cm">
          <text:p text:style-name="P2">figcaptio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8.9cm" svg:height="4.2cm" svg:x="10.4cm" svg:y="9.8cm">
          <text:p text:style-name="P2">Article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394cm" svg:height="1.5cm" svg:x="10.754cm" svg:y="10.5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8.293cm" svg:height="1.2cm" svg:x="10.754cm" svg:y="12.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2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2" draw:text-style-name="P1" draw:layer="layout" svg:width="2.9cm" svg:height="1.7cm" svg:x="14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3cm" svg:height="2.7cm" svg:x="1.5cm" svg:y="6.9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1.9cm" svg:x="1cm" svg:y="5.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509cm" svg:height="0.962cm" svg:x="2cm" svg:y="6.4cm">
          <draw:text-box>
            <text:p>section</text:p>
          </draw:text-box>
        </draw:frame>
        <draw:custom-shape draw:style-name="gr24" draw:text-style-name="P1" draw:layer="layout" svg:width="8.5cm" svg:height="3.3cm" svg:x="1.6cm" svg:y="9.9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634cm" svg:height="0.9cm" svg:x="3.009cm" svg:y="10.8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31cm" svg:height="0.9cm" svg:x="2.96cm" svg:y="12cm">
          <text:p text:style-name="P2">figcaptio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8.9cm" svg:height="4.2cm" svg:x="10.4cm" svg:y="9.8cm">
          <text:p text:style-name="P2">Article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394cm" svg:height="1.5cm" svg:x="10.754cm" svg:y="10.5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8.293cm" svg:height="1.2cm" svg:x="10.754cm" svg:y="12.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2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2" draw:text-style-name="P1" draw:layer="layout" svg:width="2.9cm" svg:height="1.7cm" svg:x="14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509cm" svg:height="0.962cm" svg:x="1.9cm" svg:y="6.5cm">
          <draw:text-box>
            <text:p>section</text:p>
          </draw:text-box>
        </draw:frame>
        <draw:custom-shape draw:style-name="gr31" draw:text-style-name="P1" draw:layer="layout" svg:width="17.2cm" svg:height="1.3cm" svg:x="1.9cm" svg:y="7.4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3cm" svg:height="1.5cm" svg:x="1.9cm" svg:y="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7.8cm" svg:height="8.9cm" svg:x="1.8cm" svg:y="11cm">
          <text:p text:style-name="P2">Articl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6.1cm" svg:height="3.1cm" svg:x="2.9cm" svg:y="12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0.7cm" svg:height="1.7cm" svg:x="5.9cm" svg:y="12.7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6cm" svg:height="1cm" svg:x="2.9cm" svg:y="15.4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6.7cm" svg:height="1.8cm" svg:x="2.5cm" svg:y="16.8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6cm" svg:height="1.1cm" svg:x="2.7cm" svg:y="18.6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509cm" svg:height="0.962cm" svg:x="1.9cm" svg:y="6.5cm">
          <draw:text-box>
            <text:p>section</text:p>
          </draw:text-box>
        </draw:frame>
        <draw:custom-shape draw:style-name="gr31" draw:text-style-name="P1" draw:layer="layout" svg:width="17.2cm" svg:height="1.3cm" svg:x="1.9cm" svg:y="7.4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3cm" svg:height="1.5cm" svg:x="1.9cm" svg:y="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7.8cm" svg:height="8.9cm" svg:x="1.8cm" svg:y="11cm">
          <text:p text:style-name="P2">Articl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3.1cm" svg:x="2.4cm" svg:y="12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323cm" svg:height="1.7cm" svg:x="3.332cm" svg:y="12.7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9.389cm" svg:height="1cm" svg:x="8.835cm" svg:y="12.1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.8cm" svg:height="1.8cm" svg:x="8.6cm" svg:y="13.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7cm" svg:height="1.1cm" svg:x="8.717cm" svg:y="15.3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509cm" svg:height="0.962cm" svg:x="1.9cm" svg:y="6.5cm">
          <draw:text-box>
            <text:p>section</text:p>
          </draw:text-box>
        </draw:frame>
        <draw:custom-shape draw:style-name="gr31" draw:text-style-name="P1" draw:layer="layout" svg:width="17.2cm" svg:height="1.3cm" svg:x="1.9cm" svg:y="7.4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3cm" svg:height="1.5cm" svg:x="1.9cm" svg:y="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7.8cm" svg:height="8.9cm" svg:x="1.8cm" svg:y="11cm">
          <text:p text:style-name="P2">Articl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3.1cm" svg:x="2.4cm" svg:y="12cm">
          <text:p text:style-name="P2">Figure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323cm" svg:height="1.7cm" svg:x="3.332cm" svg:y="12.7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9.389cm" svg:height="1cm" svg:x="8.835cm" svg:y="12.1cm"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.8cm" svg:height="1.8cm" svg:x="8.6cm" svg:y="13.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7cm" svg:height="1.1cm" svg:x="8.717cm" svg:y="15.3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7cm" svg:x="2.3cm" svg:y="2.6cm">
          <text:p text:style-name="P2">nav&gt;ul&gt;l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9cm" svg:x="8.3cm" svg:y="2.4cm">
          <text:p text:style-name="P2">H1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0.962cm" svg:x="5.1cm" svg:y="1.5cm">
          <draw:text-box>
            <text:p>header</text:p>
          </draw:text-box>
        </draw:frame>
        <draw:custom-shape draw:style-name="gr14" draw:text-style-name="P1" draw:layer="layout" svg:width="19cm" svg:height="18.9cm" svg:x="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4.3cm" svg:x="1cm" svg:y="2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5.6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cm" svg:height="0.9cm" svg:x="2.3cm" svg:y="26.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cm" svg:height="1.7cm" svg:x="5.2cm" svg:y="25.9cm">
          <text:p text:style-name="P2">P</text:p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509cm" svg:height="0.962cm" svg:x="2.1cm" svg:y="6.6cm">
          <draw:text-box>
            <text:p>section</text:p>
          </draw:text-box>
        </draw:frame>
        <draw:custom-shape draw:style-name="gr44" draw:text-style-name="P1" draw:layer="layout" svg:width="17.2cm" svg:height="2.2cm" svg:x="1.9cm" svg:y="7.5cm">
          <text:p text:style-name="P2">H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7cm" svg:height="7.7cm" svg:x="2cm" svg:y="10cm">
          <text:p text:style-name="P2">Form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4cm" svg:height="3.1cm" svg:x="2.2cm" svg:y="17.9cm">
          <text:p text:style-name="P2">agend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4cm" svg:height="3.1cm" svg:x="11.1cm" svg:y="17.9cm">
          <text:p text:style-name="P2">Google ma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5:52:26.334499518</meta:creation-date>
    <dc:date>2017-05-03T09:49:44.996220501</dc:date>
    <meta:editing-duration>PT1H6M33S</meta:editing-duration>
    <meta:editing-cycles>11</meta:editing-cycles>
    <meta:generator>LibreOffice/5.1.6.2$Linux_X86_64 LibreOffice_project/10m0$Build-2</meta:generator>
    <meta:document-statistic meta:object-count="161"/>
  </office:meta>
</office:document-meta>
</file>